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7cm"/>
    </style:style>
    <style:style style:name="co2" style:family="table-column">
      <style:table-column-properties fo:break-before="auto" style:column-width="4.805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4.606cm"/>
    </style:style>
    <style:style style:name="co11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085cm"/>
    </style:style>
    <style:style style:name="co14" style:family="table-column">
      <style:table-column-properties fo:break-before="auto" style:column-width="2.447cm"/>
    </style:style>
    <style:style style:name="co15" style:family="table-column">
      <style:table-column-properties fo:break-before="auto" style:column-width="1.947cm"/>
    </style:style>
    <style:style style:name="co16" style:family="table-column">
      <style:table-column-properties fo:break-before="auto" style:column-width="2.612cm"/>
    </style:style>
    <style:style style:name="co17" style:family="table-column">
      <style:table-column-properties fo:break-before="auto" style:column-width="2.058cm"/>
    </style:style>
    <style:style style:name="co18" style:family="table-column">
      <style:table-column-properties fo:break-before="auto" style:column-width="33.359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" style:family="table-cell" style:parent-style-name="Excel_20_Built-in_20_Normal" style:data-style-name="N11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" style:family="table-cell" style:parent-style-name="Excel_20_Built-in_20_Normal" style:data-style-name="N1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114"/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true" draw:auto-grow-width="false" fo:max-width="12cm" fo:min-height="1.97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draw:auto-grow-height="true" draw:auto-grow-width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true" draw:auto-grow-width="false" fo:max-width="12cm" fo:min-height="1.18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/>
      <table:table table:name="Munk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1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ce1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3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number-columns-repeated="236" table:default-cell-style-name="Excel_20_Built-in_20_Normal"/>
        <table:table-row table:style-name="ro1">
          <table:table-cell office:value-type="string">
            <text:p>Teszteset megnevezése</text:p>
          </table:table-cell>
          <table:table-cell office:value-type="string">
            <text:p>AZON_TIP_MEGNEV</text:p>
          </table:table-cell>
          <table:table-cell office:value-type="string">
            <text:p>AZON_TIP</text:p>
          </table:table-cell>
          <table:table-cell office:value-type="string">
            <text:p>AZONOSITO</text:p>
          </table:table-cell>
          <table:table-cell office:value-type="string">
            <text:p>SZUL_DATUM</text:p>
          </table:table-cell>
          <table:table-cell office:value-type="string">
            <text:p>SZUL_HELY</text:p>
          </table:table-cell>
          <table:table-cell office:value-type="string">
            <text:p>A_NEVE</text:p>
          </table:table-cell>
          <table:table-cell office:value-type="string">
            <text:p>NEM</text:p>
          </table:table-cell>
          <table:table-cell office:value-type="string">
            <text:p>SZ_NEV</text:p>
          </table:table-cell>
          <table:table-cell office:value-type="string">
            <text:p>ALLAMP</text:p>
          </table:table-cell>
          <table:table-cell office:value-type="string">
            <text:p>TEL</text:p>
          </table:table-cell>
          <table:table-cell office:value-type="string">
            <text:p>MOBIL</text:p>
          </table:table-cell>
          <table:table-cell office:value-type="string">
            <text:p>IRSZAM</text:p>
          </table:table-cell>
          <table:table-cell office:value-type="string">
            <text:p>TELEPULES</text:p>
          </table:table-cell>
          <table:table-cell office:value-type="string">
            <text:p>CÍM</text:p>
          </table:table-cell>
          <table:table-cell office:value-type="string">
            <text:p>SZIG</text:p>
          </table:table-cell>
          <table:table-cell office:value-type="string">
            <text:p>KGY_KEZDETE</text:p>
          </table:table-cell>
          <table:table-cell office:value-type="string">
            <text:p>KGY_VEGE</text:p>
          </table:table-cell>
          <table:table-cell office:value-type="string">
            <text:p>KGY_IG</text:p>
          </table:table-cell>
          <table:table-cell office:value-type="string">
            <text:p>ELVÁRT EREDMÉNY MENTÉSRE</text:p>
          </table:table-cell>
          <table:table-cell table:number-columns-repeated="236"/>
        </table:table-row>
        <table:table-row table:style-name="ro1">
          <table:table-cell table:number-columns-repeated="19"/>
          <table:table-cell office:value-type="string">
            <text:p>mentés nem sikerül, hat komponens piros háttért kap, focus a név mez?n</text:p>
          </table:table-cell>
          <table:table-cell table:number-columns-repeated="236"/>
        </table:table-row>
        <table:table-row table:style-name="ro1">
          <table:table-cell office:value-type="string">
            <text:p>Hibás Taj</text:p>
          </table:table-cell>
          <table:table-cell office:value-type="string">
            <text:p>TAJ</text:p>
          </table:table-cell>
          <table:table-cell office:value-type="float" office:value="2">
            <text:p>2</text:p>
          </table:table-cell>
          <table:table-cell office:value-type="float" office:value="111222333">
            <office:annotation draw:style-name="gr1" draw:text-style-name="P1" svg:width="2.899cm" svg:height="1.781cm" svg:x="13.932cm" svg:y="0.09cm" draw:caption-point-x="-0.61cm" draw:caption-point-y="0.907cm">
              <dc:date>2019-05-07T00:00:00</dc:date>
              <text:p text:style-name="P1">vasaskrisztian:</text:p>
              <text:p text:style-name="P1">figyelmeztetés jön-e hibás TAJ-ra?</text:p>
            </office:annotation>
            <text:p>111222333</text:p>
          </table:table-cell>
          <table:table-cell/>
          <table:table-cell office:value-type="string">
            <text:p>Ajka</text:p>
          </table:table-cell>
          <table:table-cell table:number-columns-repeated="250"/>
        </table:table-row>
        <table:table-row table:style-name="ro1">
          <table:table-cell office:value-type="string">
            <text:p>Létez? TAJ, Hibás Dátum</text:p>
          </table:table-cell>
          <table:table-cell office:value-type="string">
            <text:p>TAJ</text:p>
          </table:table-cell>
          <table:table-cell office:value-type="float" office:value="2">
            <text:p>2</text:p>
          </table:table-cell>
          <table:table-cell office:value-type="float" office:value="111111111">
            <office:annotation draw:style-name="gr2" draw:text-style-name="P1" svg:width="2.899cm" svg:height="2.176cm" svg:x="13.932cm" svg:y="0.136cm" draw:caption-point-x="-0.61cm" draw:caption-point-y="1.355cm">
              <dc:date>2019-05-07T00:00:00</dc:date>
              <text:p text:style-name="P1">vasaskrisztian:</text:p>
              <text:p text:style-name="P1">jön-e alert a létezésr?l?</text:p>
              <text:p text:style-name="P1">Elhagyható-e az alert?</text:p>
            </office:annotation>
            <text:p>111111111</text:p>
          </table:table-cell>
          <table:table-cell office:value-type="string">
            <office:annotation draw:style-name="gr1" draw:text-style-name="P1" svg:width="2.899cm" svg:height="1.781cm" svg:x="16.507cm" svg:y="0.136cm" draw:caption-point-x="-0.61cm" draw:caption-point-y="1.355cm">
              <dc:date>2019-05-07T00:00:00</dc:date>
              <text:p text:style-name="P1">vasaskrisztian:</text:p>
              <text:p text:style-name="P1">pirossal jelzi-e a mez?, h nem ok a dátum?</text:p>
            </office:annotation>
            <text:p>1981-14-34</text:p>
          </table:table-cell>
          <table:table-cell office:value-type="string">
            <text:p>Budapest</text:p>
          </table:table-cell>
          <table:table-cell table:number-columns-repeated="250"/>
        </table:table-row>
        <table:table-row table:style-name="ro1">
          <table:table-cell office:value-type="string">
            <text:p>Teszt Páciens3</text:p>
          </table:table-cell>
          <table:table-cell office:value-type="string">
            <text:p>TAJ</text:p>
          </table:table-cell>
          <table:table-cell office:value-type="float" office:value="2">
            <text:p>2</text:p>
          </table:table-cell>
          <table:table-cell office:value-type="float" office:value="222222222">
            <office:annotation draw:style-name="gr2" draw:text-style-name="P1" svg:width="2.899cm" svg:height="2.176cm" svg:x="13.932cm" svg:y="0.474cm" draw:caption-point-x="-0.61cm" draw:caption-point-y="1.511cm">
              <dc:date>2019-05-07T00:00:00</dc:date>
              <text:p text:style-name="P1">vasaskrisztian:</text:p>
              <text:p text:style-name="P1">jön-e alert a létezésr?l?</text:p>
              <text:p text:style-name="P1">Elhagyható-e az alert?</text:p>
            </office:annotation>
            <text:p>222222222</text:p>
          </table:table-cell>
          <table:table-cell table:style-name="ce2" office:value-type="date" office:date-value="1981-12-08">
            <office:annotation draw:style-name="gr1" draw:text-style-name="P1" svg:width="2.899cm" svg:height="1.781cm" svg:x="16.507cm" svg:y="0.474cm" draw:caption-point-x="-0.61cm" draw:caption-point-y="1.511cm">
              <dc:date>2019-05-07T00:00:00</dc:date>
              <text:p text:style-name="P1">vasaskrisztian:</text:p>
              <text:p text:style-name="P1">dátumot el kell fogadnia a mez?nek</text:p>
            </office:annotation>
            <text:p>1981.12.08</text:p>
          </table:table-cell>
          <table:table-cell office:value-type="string">
            <text:p>Gyor</text:p>
          </table:table-cell>
          <table:table-cell/>
          <table:table-cell office:value-type="string">
            <text:p>férfi</text:p>
          </table:table-cell>
          <table:table-cell/>
          <table:table-cell office:value-type="string">
            <text:p>Magyarország</text:p>
          </table:table-cell>
          <table:table-cell office:value-type="string">
            <text:p>0036 96 516 320 2es mellék</text:p>
          </table:table-cell>
          <table:table-cell/>
          <table:table-cell office:value-type="float" office:value="1051">
            <office:annotation draw:style-name="gr3" draw:text-style-name="P1" svg:width="2.899cm" svg:height="2.571cm" svg:x="36.8cm" svg:y="0.474cm" draw:caption-point-x="-0.61cm" draw:caption-point-y="1.511cm">
              <dc:date>2019-05-07T00:00:00</dc:date>
              <text:p text:style-name="P1">vasaskrisztian:</text:p>
              <text:p text:style-name="P1">elvárt m?ködés: Budapest autom. Kitörlése és ugrás a cím mez?re</text:p>
            </office:annotation>
            <text:p>1051</text:p>
          </table:table-cell>
          <table:table-cell office:value-type="string">
            <text:p>Budapest</text:p>
          </table:table-cell>
          <table:table-cell office:value-type="string">
            <text:p>Teszt cím 43.</text:p>
          </table:table-cell>
          <table:table-cell/>
          <table:table-cell table:style-name="ce4" office:value-type="date" office:date-value="2019-01-01">
            <text:p>2019.01.01</text:p>
          </table:table-cell>
          <table:table-cell table:style-name="ce4" office:value-type="date" office:date-value="2020-06-30">
            <text:p>2020.06.30</text:p>
          </table:table-cell>
          <table:table-cell office:value-type="float" office:value="123456789">
            <text:p>123456789</text:p>
          </table:table-cell>
          <table:table-cell office:value-type="string">
            <text:p>sikeres mentés, nézzük meg, hogy a cookiban az újonnan felvett név és sz.dátum szerepel-e. nyissuk meg szerkesztésre és nézzük végig, hogy minden látható adat egyezik-e a korábban felvettel</text:p>
          </table:table-cell>
          <table:table-cell table:number-columns-repeated="236"/>
        </table:table-row>
        <table:table-row table:style-name="ro1">
          <table:table-cell office:value-type="string">
            <text:p>Teszt Páciens4</text:p>
          </table:table-cell>
          <table:table-cell office:value-type="string">
            <text:p>SZEM_AZON nincs kitöltve</text:p>
          </table:table-cell>
          <table:table-cell office:value-type="float" office:value="1">
            <text:p>1</text:p>
          </table:table-cell>
          <table:table-cell office:value-type="float" office:value="123456789">
            <text:p>123456789</text:p>
          </table:table-cell>
          <table:table-cell/>
          <table:table-cell office:value-type="string">
            <text:p>New York</text:p>
          </table:table-cell>
          <table:table-cell/>
          <table:table-cell office:value-type="string">
            <text:p>n?</text:p>
          </table:table-cell>
          <table:table-cell office:value-type="string">
            <text:p>Születéi Név</text:p>
          </table:table-cell>
          <table:table-cell office:value-type="string">
            <text:p>Ausztria</text:p>
          </table:table-cell>
          <table:table-cell/>
          <table:table-cell office:value-type="float" office:value="66">
            <office:annotation draw:style-name="gr4" draw:text-style-name="P1" svg:width="2.899cm" svg:height="1.386cm" svg:x="35.192cm" svg:y="0.968cm" draw:caption-point-x="-0.61cm" draw:caption-point-y="1.511cm">
              <dc:date>2019-05-07T00:00:00</dc:date>
              <text:p text:style-name="P1">vasaskrisztian:</text:p>
              <text:p text:style-name="P1">elvileg nem tudjuk beírni</text:p>
            </office:annotation>
            <text:p>66</text:p>
          </table:table-cell>
          <table:table-cell table:style-name="ce3" office:value-type="string">
            <office:annotation draw:style-name="gr1" draw:text-style-name="P1" svg:width="2.899cm" svg:height="1.781cm" svg:x="36.8cm" svg:y="0.968cm" draw:caption-point-x="-0.61cm" draw:caption-point-y="1.511cm">
              <dc:date>2019-05-07T00:00:00</dc:date>
              <text:p text:style-name="P1">vasaskrisztian:</text:p>
              <text:p text:style-name="P1">elvileg engedi, csak nincs autom kitöltés</text:p>
            </office:annotation>
            <text:p>0001</text:p>
          </table:table-cell>
          <table:table-cell office:value-type="string">
            <text:p>Város</text:p>
          </table:table-cell>
          <table:table-cell office:value-type="string">
            <text:p>Cím</text:p>
          </table:table-cell>
          <table:table-cell office:value-type="string">
            <text:p>122345BA</text:p>
          </table:table-cell>
          <table:table-cell table:style-name="ce4" office:value-type="date" office:date-value="1998-10-10">
            <text:p>1998.10.10</text:p>
          </table:table-cell>
          <table:table-cell table:number-columns-repeated="2"/>
          <table:table-cell office:value-type="string">
            <text:p>sikeres mentés, nézzük meg, hogy a cookiban az újonnan felvett név és sz.dátum szerepel-e. nyissuk meg szerkesztésre és nézzük végig, hogy minden látható adat egyezik-e a korábban felvettel</text:p>
          </table:table-cell>
          <table:table-cell table:number-columns-repeated="236"/>
        </table:table-row>
        <table:table-row table:style-name="ro1">
          <table:table-cell office:value-type="string">
            <text:p>Teszt Páciens5</text:p>
          </table:table-cell>
          <table:table-cell office:value-type="string">
            <text:p>Útlevélszám</text:p>
          </table:table-cell>
          <table:table-cell office:value-type="float" office:value="4">
            <text:p>4</text:p>
          </table:table-cell>
          <table:table-cell office:value-type="float" office:value="555555555">
            <text:p>555555555</text:p>
          </table:table-cell>
          <table:table-cell/>
          <table:table-cell office:value-type="string">
            <text:p>Semmi</text:p>
          </table:table-cell>
          <table:table-cell office:value-type="string">
            <text:p>Anyja Neve</text:p>
          </table:table-cell>
          <table:table-cell office:value-type="string">
            <text:p>nem ismert</text:p>
          </table:table-cell>
          <table:table-cell/>
          <table:table-cell office:value-type="string">
            <text:p>Szlovákia</text:p>
          </table:table-cell>
          <table:table-cell/>
          <table:table-cell office:value-type="string">
            <text:p>30/37490-40</text:p>
          </table:table-cell>
          <table:table-cell office:value-type="float" office:value="9024">
            <text:p>9024</text:p>
          </table:table-cell>
          <table:table-cell office:value-type="string">
            <text:p>Gyor</text:p>
          </table:table-cell>
          <table:table-cell/>
          <table:table-cell office:value-type="float" office:value="12345678">
            <text:p>12345678</text:p>
          </table:table-cell>
          <table:table-cell/>
          <table:table-cell table:style-name="ce4" office:value-type="date" office:date-value="2019-03-04">
            <text:p>2019.03.04</text:p>
          </table:table-cell>
          <table:table-cell/>
          <table:table-cell office:value-type="string">
            <text:p>sikeres mentés, nézzük meg, hogy a cookiban az újonnan felvett név és sz.dátum szerepel-e. nyissuk meg szerkesztésre és nézzük végig, hogy minden látható adat egyezik-e a korábban felvettel</text:p>
          </table:table-cell>
          <table:table-cell table:number-columns-repeated="236"/>
        </table:table-row>
        <table:table-row table:style-name="ro1" table:number-rows-repeated="104856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Nyílhegyek_20_1" draw:display-name="Nyílhegyek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2019.05.07</text:date>, <text:time>16:16:3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" meta:object-count="0"/>
    <meta:generator>OpenOffice/4.1.6$Win32 OpenOffice.org_project/416m1$Build-9790</meta:generator>
  </office:meta>
</office:document-meta>
</file>